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rUpdate.searchRepository( Node node ,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brUpdate.parseRepositoryXm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ObrUpdate.updateRepository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ObrUpdate.initConstru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brUpdate.ObrUpdate( PathFile repoFilename , String obrXml , MavenProject project , String outputFile , String localRepo , Config userConfig , Log lo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brUpdate.sortObrXml( Node nod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ObrUpdate.writeToFile( URI outputFilename , Node treeToBeWri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ObrUpdate.walkOnTree( Node 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brUpdate.resource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brUpdate.parseFile( String filename , DocumentBuilder construc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